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2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--&gt; elenco proprietà Valbrevenna come da visura catastale in pdf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" office:value-type="string" calcext:value-type="string">
            <text:p>foglio</text:p>
          </table:table-cell>
          <table:table-cell table:style-name="ce2" office:value-type="string" calcext:value-type="string">
            <text:p>particella</text:p>
          </table:table-cell>
          <table:table-cell table:style-name="ce2" office:value-type="string" calcext:value-type="string">
            <text:p>categoria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scolo</text:p>
          </table:table-cell>
          <table:table-cell table:formula="of:=CONCATENATE([.A3];&quot;_&quot;;[.B3])" office:value-type="string" office:string-value="2_9" calcext:value-type="string">
            <text:p>2_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rato</text:p>
          </table:table-cell>
          <table:table-cell table:formula="of:=CONCATENATE([.A4];&quot;_&quot;;[.B4])" office:value-type="string" office:string-value="2_11" calcext:value-type="string">
            <text:p>2_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scolo</text:p>
          </table:table-cell>
          <table:table-cell table:formula="of:=CONCATENATE([.A5];&quot;_&quot;;[.B5])" office:value-type="string" office:string-value="2_23" calcext:value-type="string">
            <text:p>2_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ascolo</text:p>
          </table:table-cell>
          <table:table-cell table:formula="of:=CONCATENATE([.A6];&quot;_&quot;;[.B6])" office:value-type="string" office:string-value="2_29" calcext:value-type="string">
            <text:p>2_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rato</text:p>
          </table:table-cell>
          <table:table-cell table:formula="of:=CONCATENATE([.A7];&quot;_&quot;;[.B7])" office:value-type="string" office:string-value="2_32" calcext:value-type="string">
            <text:p>2_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ato</text:p>
          </table:table-cell>
          <table:table-cell table:formula="of:=CONCATENATE([.A8];&quot;_&quot;;[.B8])" office:value-type="string" office:string-value="2_41" calcext:value-type="string">
            <text:p>2_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ato</text:p>
          </table:table-cell>
          <table:table-cell table:formula="of:=CONCATENATE([.A9];&quot;_&quot;;[.B9])" office:value-type="string" office:string-value="2_46" calcext:value-type="string">
            <text:p>2_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rato</text:p>
          </table:table-cell>
          <table:table-cell table:formula="of:=CONCATENATE([.A10];&quot;_&quot;;[.B10])" office:value-type="string" office:string-value="2_61" calcext:value-type="string">
            <text:p>2_6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osco ceduo</text:p>
          </table:table-cell>
          <table:table-cell table:formula="of:=CONCATENATE([.A11];&quot;_&quot;;[.B11])" office:value-type="string" office:string-value="2_239" calcext:value-type="string">
            <text:p>2_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bosco ceduo</text:p>
          </table:table-cell>
          <table:table-cell table:formula="of:=CONCATENATE([.A12];&quot;_&quot;;[.B12])" office:value-type="string" office:string-value="2_243" calcext:value-type="string">
            <text:p>2_2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prato</text:p>
          </table:table-cell>
          <table:table-cell table:formula="of:=CONCATENATE([.A13];&quot;_&quot;;[.B13])" office:value-type="string" office:string-value="2_247" calcext:value-type="string">
            <text:p>2_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bosco ceduo</text:p>
          </table:table-cell>
          <table:table-cell table:formula="of:=CONCATENATE([.A14];&quot;_&quot;;[.B14])" office:value-type="string" office:string-value="2_269" calcext:value-type="string">
            <text:p>2_26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bosco ceduo</text:p>
          </table:table-cell>
          <table:table-cell table:formula="of:=CONCATENATE([.A15];&quot;_&quot;;[.B15])" office:value-type="string" office:string-value="2_290" calcext:value-type="string">
            <text:p>2_2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prato</text:p>
          </table:table-cell>
          <table:table-cell table:formula="of:=CONCATENATE([.A16];&quot;_&quot;;[.B16])" office:value-type="string" office:string-value="2_295" calcext:value-type="string">
            <text:p>2_2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bosco ceduo</text:p>
          </table:table-cell>
          <table:table-cell table:formula="of:=CONCATENATE([.A17];&quot;_&quot;;[.B17])" office:value-type="string" office:string-value="2_296" calcext:value-type="string">
            <text:p>2_2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prato</text:p>
          </table:table-cell>
          <table:table-cell table:formula="of:=CONCATENATE([.A18];&quot;_&quot;;[.B18])" office:value-type="string" office:string-value="2_299" calcext:value-type="string">
            <text:p>2_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rato</text:p>
          </table:table-cell>
          <table:table-cell table:formula="of:=CONCATENATE([.A19];&quot;_&quot;;[.B19])" office:value-type="string" office:string-value="2_315" calcext:value-type="string">
            <text:p>2_3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prato</text:p>
          </table:table-cell>
          <table:table-cell table:formula="of:=CONCATENATE([.A20];&quot;_&quot;;[.B20])" office:value-type="string" office:string-value="2_334" calcext:value-type="string">
            <text:p>2_3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prato</text:p>
          </table:table-cell>
          <table:table-cell table:formula="of:=CONCATENATE([.A21];&quot;_&quot;;[.B21])" office:value-type="string" office:string-value="2_350" calcext:value-type="string">
            <text:p>2_3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rato</text:p>
          </table:table-cell>
          <table:table-cell table:formula="of:=CONCATENATE([.A22];&quot;_&quot;;[.B22])" office:value-type="string" office:string-value="3_49" calcext:value-type="string">
            <text:p>3_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rato</text:p>
          </table:table-cell>
          <table:table-cell table:formula="of:=CONCATENATE([.A23];&quot;_&quot;;[.B23])" office:value-type="string" office:string-value="4_40" calcext:value-type="string">
            <text:p>4_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eminativo</text:p>
          </table:table-cell>
          <table:table-cell table:formula="of:=CONCATENATE([.A24];&quot;_&quot;;[.B24])" office:value-type="string" office:string-value="4_85" calcext:value-type="string">
            <text:p>4_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prato</text:p>
          </table:table-cell>
          <table:table-cell table:formula="of:=CONCATENATE([.A25];&quot;_&quot;;[.B25])" office:value-type="string" office:string-value="4_146" calcext:value-type="string">
            <text:p>4_1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eminativo</text:p>
          </table:table-cell>
          <table:table-cell table:formula="of:=CONCATENATE([.A26];&quot;_&quot;;[.B26])" office:value-type="string" office:string-value="4_184" calcext:value-type="string">
            <text:p>4_1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seminativo</text:p>
          </table:table-cell>
          <table:table-cell table:formula="of:=CONCATENATE([.A27];&quot;_&quot;;[.B27])" office:value-type="string" office:string-value="4_571" calcext:value-type="string">
            <text:p>4_5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sco ceduo</text:p>
          </table:table-cell>
          <table:table-cell table:formula="of:=CONCATENATE([.A28];&quot;_&quot;;[.B28])" office:value-type="string" office:string-value="6_46" calcext:value-type="string">
            <text:p>6_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bosco ceduo</text:p>
          </table:table-cell>
          <table:table-cell table:formula="of:=CONCATENATE([.A29];&quot;_&quot;;[.B29])" office:value-type="string" office:string-value="6_83" calcext:value-type="string">
            <text:p>6_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rato</text:p>
          </table:table-cell>
          <table:table-cell table:formula="of:=CONCATENATE([.A30];&quot;_&quot;;[.B30])" office:value-type="string" office:string-value="30_14" calcext:value-type="string">
            <text:p>30_1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eminativo</text:p>
          </table:table-cell>
          <table:table-cell table:formula="of:=CONCATENATE([.A31];&quot;_&quot;;[.B31])" office:value-type="string" office:string-value="30_15" calcext:value-type="string">
            <text:p>30_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sco ceduo</text:p>
          </table:table-cell>
          <table:table-cell table:formula="of:=CONCATENATE([.A32];&quot;_&quot;;[.B32])" office:value-type="string" office:string-value="30_19" calcext:value-type="string">
            <text:p>30_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eminativo</text:p>
          </table:table-cell>
          <table:table-cell table:formula="of:=CONCATENATE([.A33];&quot;_&quot;;[.B33])" office:value-type="string" office:string-value="30_20" calcext:value-type="string">
            <text:p>30_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osco ceduo</text:p>
          </table:table-cell>
          <table:table-cell table:formula="of:=CONCATENATE([.A34];&quot;_&quot;;[.B34])" office:value-type="string" office:string-value="30_34" calcext:value-type="string">
            <text:p>30_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osco ceduo</text:p>
          </table:table-cell>
          <table:table-cell table:formula="of:=CONCATENATE([.A35];&quot;_&quot;;[.B35])" office:value-type="string" office:string-value="30_47" calcext:value-type="string">
            <text:p>30_4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osco ceduo</text:p>
          </table:table-cell>
          <table:table-cell table:formula="of:=CONCATENATE([.A36];&quot;_&quot;;[.B36])" office:value-type="string" office:string-value="30_66" calcext:value-type="string">
            <text:p>30_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ast frutto</text:p>
          </table:table-cell>
          <table:table-cell table:formula="of:=CONCATENATE([.A37];&quot;_&quot;;[.B37])" office:value-type="string" office:string-value="30_67" calcext:value-type="string">
            <text:p>30_6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fabbricato rurale</text:p>
          </table:table-cell>
          <table:table-cell table:formula="of:=CONCATENATE([.A38];&quot;_&quot;;[.B38])" office:value-type="string" office:string-value="30_81" calcext:value-type="string">
            <text:p>30_8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ast frutto</text:p>
          </table:table-cell>
          <table:table-cell table:formula="of:=CONCATENATE([.A39];&quot;_&quot;;[.B39])" office:value-type="string" office:string-value="30_91" calcext:value-type="string">
            <text:p>30_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rato</text:p>
          </table:table-cell>
          <table:table-cell table:formula="of:=CONCATENATE([.A40];&quot;_&quot;;[.B40])" office:value-type="string" office:string-value="30_92" calcext:value-type="string">
            <text:p>30_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abbricato rurale</text:p>
          </table:table-cell>
          <table:table-cell table:formula="of:=CONCATENATE([.A41];&quot;_&quot;;[.B41])" office:value-type="string" office:string-value="30_111" calcext:value-type="string">
            <text:p>30_1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rato</text:p>
          </table:table-cell>
          <table:table-cell table:formula="of:=CONCATENATE([.A42];&quot;_&quot;;[.B42])" office:value-type="string" office:string-value="30_112" calcext:value-type="string">
            <text:p>30_1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bosco ceduo</text:p>
          </table:table-cell>
          <table:table-cell table:formula="of:=CONCATENATE([.A43];&quot;_&quot;;[.B43])" office:value-type="string" office:string-value="30_121" calcext:value-type="string">
            <text:p>30_1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eminativo</text:p>
          </table:table-cell>
          <table:table-cell table:formula="of:=CONCATENATE([.A44];&quot;_&quot;;[.B44])" office:value-type="string" office:string-value="30_133" calcext:value-type="string">
            <text:p>30_1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rato</text:p>
          </table:table-cell>
          <table:table-cell table:formula="of:=CONCATENATE([.A45];&quot;_&quot;;[.B45])" office:value-type="string" office:string-value="30_155" calcext:value-type="string">
            <text:p>30_1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prato</text:p>
          </table:table-cell>
          <table:table-cell table:formula="of:=CONCATENATE([.A46];&quot;_&quot;;[.B46])" office:value-type="string" office:string-value="30_176" calcext:value-type="string">
            <text:p>30_1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osco ceduo</text:p>
          </table:table-cell>
          <table:table-cell table:formula="of:=CONCATENATE([.A47];&quot;_&quot;;[.B47])" office:value-type="string" office:string-value="30_177" calcext:value-type="string">
            <text:p>30_1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prato</text:p>
          </table:table-cell>
          <table:table-cell table:formula="of:=CONCATENATE([.A48];&quot;_&quot;;[.B48])" office:value-type="string" office:string-value="30_178" calcext:value-type="string">
            <text:p>30_1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prato</text:p>
          </table:table-cell>
          <table:table-cell table:formula="of:=CONCATENATE([.A49];&quot;_&quot;;[.B49])" office:value-type="string" office:string-value="30_191" calcext:value-type="string">
            <text:p>30_19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cast frutto</text:p>
          </table:table-cell>
          <table:table-cell table:formula="of:=CONCATENATE([.A50];&quot;_&quot;;[.B50])" office:value-type="string" office:string-value="30_219" calcext:value-type="string">
            <text:p>30_21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cast frutto</text:p>
          </table:table-cell>
          <table:table-cell table:formula="of:=CONCATENATE([.A51];&quot;_&quot;;[.B51])" office:value-type="string" office:string-value="30_226" calcext:value-type="string">
            <text:p>30_22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sco ceduo</text:p>
          </table:table-cell>
          <table:table-cell table:formula="of:=CONCATENATE([.A52];&quot;_&quot;;[.B52])" office:value-type="string" office:string-value="30_233" calcext:value-type="string">
            <text:p>30_2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cast frutto</text:p>
          </table:table-cell>
          <table:table-cell table:formula="of:=CONCATENATE([.A53];&quot;_&quot;;[.B53])" office:value-type="string" office:string-value="30_241" calcext:value-type="string">
            <text:p>30_24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ast frutto</text:p>
          </table:table-cell>
          <table:table-cell table:formula="of:=CONCATENATE([.A54];&quot;_&quot;;[.B54])" office:value-type="string" office:string-value="30_308" calcext:value-type="string">
            <text:p>30_30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cast frutto</text:p>
          </table:table-cell>
          <table:table-cell table:formula="of:=CONCATENATE([.A55];&quot;_&quot;;[.B55])" office:value-type="string" office:string-value="30_310" calcext:value-type="string">
            <text:p>30_31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cast frutto</text:p>
          </table:table-cell>
          <table:table-cell table:formula="of:=CONCATENATE([.A56];&quot;_&quot;;[.B56])" office:value-type="string" office:string-value="30_332" calcext:value-type="string">
            <text:p>30_33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osco ceduo</text:p>
          </table:table-cell>
          <table:table-cell table:formula="of:=CONCATENATE([.A57];&quot;_&quot;;[.B57])" office:value-type="string" office:string-value="30_333" calcext:value-type="string">
            <text:p>30_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cast frutto</text:p>
          </table:table-cell>
          <table:table-cell table:formula="of:=CONCATENATE([.A58];&quot;_&quot;;[.B58])" office:value-type="string" office:string-value="30_334" calcext:value-type="string">
            <text:p>30_3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cast frutto</text:p>
          </table:table-cell>
          <table:table-cell table:formula="of:=CONCATENATE([.A59];&quot;_&quot;;[.B59])" office:value-type="string" office:string-value="30_362" calcext:value-type="string">
            <text:p>30_3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sco ceduo</text:p>
          </table:table-cell>
          <table:table-cell table:formula="of:=CONCATENATE([.A60];&quot;_&quot;;[.B60])" office:value-type="string" office:string-value="31_5" calcext:value-type="string">
            <text:p>31_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ato</text:p>
          </table:table-cell>
          <table:table-cell table:formula="of:=CONCATENATE([.A61];&quot;_&quot;;[.B61])" office:value-type="string" office:string-value="31_6" calcext:value-type="string">
            <text:p>31_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st frutto</text:p>
          </table:table-cell>
          <table:table-cell table:formula="of:=CONCATENATE([.A62];&quot;_&quot;;[.B62])" office:value-type="string" office:string-value="31_22" calcext:value-type="string">
            <text:p>31_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osco ceduo</text:p>
          </table:table-cell>
          <table:table-cell table:formula="of:=CONCATENATE([.A63];&quot;_&quot;;[.B63])" office:value-type="string" office:string-value="31_37" calcext:value-type="string">
            <text:p>31_3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osco ceduo</text:p>
          </table:table-cell>
          <table:table-cell table:formula="of:=CONCATENATE([.A64];&quot;_&quot;;[.B64])" office:value-type="string" office:string-value="31_44" calcext:value-type="string">
            <text:p>31_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osco ceduo</text:p>
          </table:table-cell>
          <table:table-cell table:formula="of:=CONCATENATE([.A65];&quot;_&quot;;[.B65])" office:value-type="string" office:string-value="31_46" calcext:value-type="string">
            <text:p>31_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osco ceduo</text:p>
          </table:table-cell>
          <table:table-cell table:formula="of:=CONCATENATE([.A66];&quot;_&quot;;[.B66])" office:value-type="string" office:string-value="31_54" calcext:value-type="string">
            <text:p>31_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bosco ceduo</text:p>
          </table:table-cell>
          <table:table-cell table:formula="of:=CONCATENATE([.A67];&quot;_&quot;;[.B67])" office:value-type="string" office:string-value="31_111" calcext:value-type="string">
            <text:p>31_11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osco ceduo</text:p>
          </table:table-cell>
          <table:table-cell table:formula="of:=CONCATENATE([.A68];&quot;_&quot;;[.B68])" office:value-type="string" office:string-value="31_113" calcext:value-type="string">
            <text:p>31_1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bosco ceduo</text:p>
          </table:table-cell>
          <table:table-cell table:formula="of:=CONCATENATE([.A69];&quot;_&quot;;[.B69])" office:value-type="string" office:string-value="31_368" calcext:value-type="string">
            <text:p>31_3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osco ceduo</text:p>
          </table:table-cell>
          <table:table-cell table:formula="of:=CONCATENATE([.A70];&quot;_&quot;;[.B70])" office:value-type="string" office:string-value="33_97" calcext:value-type="string">
            <text:p>33_9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bosco ceduo</text:p>
          </table:table-cell>
          <table:table-cell table:formula="of:=CONCATENATE([.A71];&quot;_&quot;;[.B71])" office:value-type="string" office:string-value="33_135" calcext:value-type="string">
            <text:p>33_13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prato</text:p>
          </table:table-cell>
          <table:table-cell table:formula="of:=CONCATENATE([.A72];&quot;_&quot;;[.B72])" office:value-type="string" office:string-value="33_144" calcext:value-type="string">
            <text:p>33_1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osco ceduo</text:p>
          </table:table-cell>
          <table:table-cell table:formula="of:=CONCATENATE([.A73];&quot;_&quot;;[.B73])" office:value-type="string" office:string-value="33_145" calcext:value-type="string">
            <text:p>33_1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prato</text:p>
          </table:table-cell>
          <table:table-cell table:formula="of:=CONCATENATE([.A74];&quot;_&quot;;[.B74])" office:value-type="string" office:string-value="33_163" calcext:value-type="string">
            <text:p>33_16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eminativo</text:p>
          </table:table-cell>
          <table:table-cell table:formula="of:=CONCATENATE([.A75];&quot;_&quot;;[.B75])" office:value-type="string" office:string-value="33_166" calcext:value-type="string">
            <text:p>33_1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prato</text:p>
          </table:table-cell>
          <table:table-cell table:formula="of:=CONCATENATE([.A76];&quot;_&quot;;[.B76])" office:value-type="string" office:string-value="33_182" calcext:value-type="string">
            <text:p>33_1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rato</text:p>
          </table:table-cell>
          <table:table-cell table:formula="of:=CONCATENATE([.A77];&quot;_&quot;;[.B77])" office:value-type="string" office:string-value="33_185" calcext:value-type="string">
            <text:p>33_18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rato</text:p>
          </table:table-cell>
          <table:table-cell table:formula="of:=CONCATENATE([.A78];&quot;_&quot;;[.B78])" office:value-type="string" office:string-value="33_187" calcext:value-type="string">
            <text:p>33_1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rato</text:p>
          </table:table-cell>
          <table:table-cell table:formula="of:=CONCATENATE([.A79];&quot;_&quot;;[.B79])" office:value-type="string" office:string-value="33_249" calcext:value-type="string">
            <text:p>33_2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incolto</text:p>
          </table:table-cell>
          <table:table-cell table:formula="of:=CONCATENATE([.A80];&quot;_&quot;;[.B80])" office:value-type="string" office:string-value="33_278" calcext:value-type="string">
            <text:p>33_2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seminativo</text:p>
          </table:table-cell>
          <table:table-cell table:formula="of:=CONCATENATE([.A81];&quot;_&quot;;[.B81])" office:value-type="string" office:string-value="33_281" calcext:value-type="string">
            <text:p>33_2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seminativo</text:p>
          </table:table-cell>
          <table:table-cell table:formula="of:=CONCATENATE([.A82];&quot;_&quot;;[.B82])" office:value-type="string" office:string-value="33_337" calcext:value-type="string">
            <text:p>33_33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seminativo</text:p>
          </table:table-cell>
          <table:table-cell table:formula="of:=CONCATENATE([.A83];&quot;_&quot;;[.B83])" office:value-type="string" office:string-value="33_445" calcext:value-type="string">
            <text:p>33_4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seminativo</text:p>
          </table:table-cell>
          <table:table-cell table:formula="of:=CONCATENATE([.A84];&quot;_&quot;;[.B84])" office:value-type="string" office:string-value="33_447" calcext:value-type="string">
            <text:p>33_4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seminativo</text:p>
          </table:table-cell>
          <table:table-cell table:formula="of:=CONCATENATE([.A85];&quot;_&quot;;[.B85])" office:value-type="string" office:string-value="33_449" calcext:value-type="string">
            <text:p>33_4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seminativo</text:p>
          </table:table-cell>
          <table:table-cell table:formula="of:=CONCATENATE([.A86];&quot;_&quot;;[.B86])" office:value-type="string" office:string-value="33_456" calcext:value-type="string">
            <text:p>33_4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prato</text:p>
          </table:table-cell>
          <table:table-cell table:formula="of:=CONCATENATE([.A87];&quot;_&quot;;[.B87])" office:value-type="string" office:string-value="33_468" calcext:value-type="string">
            <text:p>33_46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prato</text:p>
          </table:table-cell>
          <table:table-cell table:formula="of:=CONCATENATE([.A88];&quot;_&quot;;[.B88])" office:value-type="string" office:string-value="33_470" calcext:value-type="string">
            <text:p>33_47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rato</text:p>
          </table:table-cell>
          <table:table-cell table:formula="of:=CONCATENATE([.A89];&quot;_&quot;;[.B89])" office:value-type="string" office:string-value="33_498" calcext:value-type="string">
            <text:p>33_4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seminativo</text:p>
          </table:table-cell>
          <table:table-cell table:formula="of:=CONCATENATE([.A90];&quot;_&quot;;[.B90])" office:value-type="string" office:string-value="33_549" calcext:value-type="string">
            <text:p>33_54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seminativo</text:p>
          </table:table-cell>
          <table:table-cell table:formula="of:=CONCATENATE([.A91];&quot;_&quot;;[.B91])" office:value-type="string" office:string-value="33_565" calcext:value-type="string">
            <text:p>33_5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vigneto</text:p>
          </table:table-cell>
          <table:table-cell table:formula="of:=CONCATENATE([.A92];&quot;_&quot;;[.B92])" office:value-type="string" office:string-value="33_587" calcext:value-type="string">
            <text:p>33_58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seminativo</text:p>
          </table:table-cell>
          <table:table-cell table:formula="of:=CONCATENATE([.A93];&quot;_&quot;;[.B93])" office:value-type="string" office:string-value="33_609" calcext:value-type="string">
            <text:p>33_6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prato</text:p>
          </table:table-cell>
          <table:table-cell table:formula="of:=CONCATENATE([.A94];&quot;_&quot;;[.B94])" office:value-type="string" office:string-value="33_641" calcext:value-type="string">
            <text:p>33_6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bosco ceduo</text:p>
          </table:table-cell>
          <table:table-cell table:formula="of:=CONCATENATE([.A95];&quot;_&quot;;[.B95])" office:value-type="string" office:string-value="33_728" calcext:value-type="string">
            <text:p>33_72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seminativo</text:p>
          </table:table-cell>
          <table:table-cell table:formula="of:=CONCATENATE([.A96];&quot;_&quot;;[.B96])" office:value-type="string" office:string-value="33_729" calcext:value-type="string">
            <text:p>33_7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prato</text:p>
          </table:table-cell>
          <table:table-cell table:formula="of:=CONCATENATE([.A97];&quot;_&quot;;[.B97])" office:value-type="string" office:string-value="33_732" calcext:value-type="string">
            <text:p>33_7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seminativo</text:p>
          </table:table-cell>
          <table:table-cell table:formula="of:=CONCATENATE([.A98];&quot;_&quot;;[.B98])" office:value-type="string" office:string-value="33_738" calcext:value-type="string">
            <text:p>33_73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seminativo</text:p>
          </table:table-cell>
          <table:table-cell table:formula="of:=CONCATENATE([.A99];&quot;_&quot;;[.B99])" office:value-type="string" office:string-value="33_761" calcext:value-type="string">
            <text:p>33_76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fabbricato</text:p>
          </table:table-cell>
          <table:table-cell table:formula="of:=CONCATENATE([.A100];&quot;_&quot;;[.B100])" office:value-type="string" office:string-value="33_1056" calcext:value-type="string">
            <text:p>33_10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57" calcext:value-type="float">
            <text:p>1057</text:p>
          </table:table-cell>
          <table:table-cell office:value-type="string" calcext:value-type="string">
            <text:p>fabbricato</text:p>
          </table:table-cell>
          <table:table-cell table:formula="of:=CONCATENATE([.A101];&quot;_&quot;;[.B101])" office:value-type="string" office:string-value="33_1057" calcext:value-type="string">
            <text:p>33_105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co ceduo</text:p>
          </table:table-cell>
          <table:table-cell table:formula="of:=CONCATENATE([.A102];&quot;_&quot;;[.B102])" office:value-type="string" office:string-value="34_1" calcext:value-type="string">
            <text:p>34_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co ceduo</text:p>
          </table:table-cell>
          <table:table-cell table:formula="of:=CONCATENATE([.A103];&quot;_&quot;;[.B103])" office:value-type="string" office:string-value="34_2" calcext:value-type="string">
            <text:p>34_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st frutto</text:p>
          </table:table-cell>
          <table:table-cell table:formula="of:=CONCATENATE([.A104];&quot;_&quot;;[.B104])" office:value-type="string" office:string-value="34_6" calcext:value-type="string">
            <text:p>34_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sco ceduo</text:p>
          </table:table-cell>
          <table:table-cell table:formula="of:=CONCATENATE([.A105];&quot;_&quot;;[.B105])" office:value-type="string" office:string-value="34_11" calcext:value-type="string">
            <text:p>34_1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st frutto</text:p>
          </table:table-cell>
          <table:table-cell table:formula="of:=CONCATENATE([.A106];&quot;_&quot;;[.B106])" office:value-type="string" office:string-value="34_70" calcext:value-type="string">
            <text:p>34_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ast frutto</text:p>
          </table:table-cell>
          <table:table-cell table:formula="of:=CONCATENATE([.A107];&quot;_&quot;;[.B107])" office:value-type="string" office:string-value="34_71" calcext:value-type="string">
            <text:p>34_7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cast frutto</text:p>
          </table:table-cell>
          <table:table-cell table:formula="of:=CONCATENATE([.A108];&quot;_&quot;;[.B108])" office:value-type="string" office:string-value="34_119" calcext:value-type="string">
            <text:p>34_11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cast frutto</text:p>
          </table:table-cell>
          <table:table-cell table:formula="of:=CONCATENATE([.A109];&quot;_&quot;;[.B109])" office:value-type="string" office:string-value="34_124" calcext:value-type="string">
            <text:p>34_12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sco ceduo</text:p>
          </table:table-cell>
          <table:table-cell table:formula="of:=CONCATENATE([.A110];&quot;_&quot;;[.B110])" office:value-type="string" office:string-value="35_7" calcext:value-type="string">
            <text:p>35_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st frutto</text:p>
          </table:table-cell>
          <table:table-cell table:formula="of:=CONCATENATE([.A111];&quot;_&quot;;[.B111])" office:value-type="string" office:string-value="35_56" calcext:value-type="string">
            <text:p>35_5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bosco ceduo</text:p>
          </table:table-cell>
          <table:table-cell table:formula="of:=CONCATENATE([.A112];&quot;_&quot;;[.B112])" office:value-type="string" office:string-value="37_364" calcext:value-type="string">
            <text:p>37_3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rato</text:p>
          </table:table-cell>
          <table:table-cell table:formula="of:=CONCATENATE([.A113];&quot;_&quot;;[.B113])" office:value-type="string" office:string-value="37_372" calcext:value-type="string">
            <text:p>37_3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seminativo</text:p>
          </table:table-cell>
          <table:table-cell table:formula="of:=CONCATENATE([.A114];&quot;_&quot;;[.B114])" office:value-type="string" office:string-value="37_419" calcext:value-type="string">
            <text:p>37_41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bosco ceduo</text:p>
          </table:table-cell>
          <table:table-cell table:formula="of:=CONCATENATE([.A115];&quot;_&quot;;[.B115])" office:value-type="string" office:string-value="37_420" calcext:value-type="string">
            <text:p>37_4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seminativo</text:p>
          </table:table-cell>
          <table:table-cell table:formula="of:=CONCATENATE([.A116];&quot;_&quot;;[.B116])" office:value-type="string" office:string-value="37_489" calcext:value-type="string">
            <text:p>37_4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bosco ceduo</text:p>
          </table:table-cell>
          <table:table-cell table:formula="of:=CONCATENATE([.A117];&quot;_&quot;;[.B117])" office:value-type="string" office:string-value="37_497" calcext:value-type="string">
            <text:p>37_4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bosco ceduo</text:p>
          </table:table-cell>
          <table:table-cell table:formula="of:=CONCATENATE([.A118];&quot;_&quot;;[.B118])" office:value-type="string" office:string-value="37_560" calcext:value-type="string">
            <text:p>37_56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osco ceduo</text:p>
          </table:table-cell>
          <table:table-cell table:formula="of:=CONCATENATE([.A119];&quot;_&quot;;[.B119])" office:value-type="string" office:string-value="38_19" calcext:value-type="string">
            <text:p>38_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bosco ceduo</text:p>
          </table:table-cell>
          <table:table-cell table:formula="of:=CONCATENATE([.A120];&quot;_&quot;;[.B120])" office:value-type="string" office:string-value="38_113" calcext:value-type="string">
            <text:p>38_11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bosco ceduo</text:p>
          </table:table-cell>
          <table:table-cell table:formula="of:=CONCATENATE([.A121];&quot;_&quot;;[.B121])" office:value-type="string" office:string-value="38_181" calcext:value-type="string">
            <text:p>38_18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bosco ceduo</text:p>
          </table:table-cell>
          <table:table-cell table:formula="of:=CONCATENATE([.A122];&quot;_&quot;;[.B122])" office:value-type="string" office:string-value="38_228" calcext:value-type="string">
            <text:p>38_22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osco ceduo</text:p>
          </table:table-cell>
          <table:table-cell table:formula="of:=CONCATENATE([.A123];&quot;_&quot;;[.B123])" office:value-type="string" office:string-value="38_289" calcext:value-type="string">
            <text:p>38_2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cast frutto</text:p>
          </table:table-cell>
          <table:table-cell table:formula="of:=CONCATENATE([.A124];&quot;_&quot;;[.B124])" office:value-type="string" office:string-value="38_290" calcext:value-type="string">
            <text:p>38_29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ast frutto</text:p>
          </table:table-cell>
          <table:table-cell table:formula="of:=CONCATENATE([.A125];&quot;_&quot;;[.B125])" office:value-type="string" office:string-value="39_69" calcext:value-type="string">
            <text:p>39_6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st frutto</text:p>
          </table:table-cell>
          <table:table-cell table:formula="of:=CONCATENATE([.A126];&quot;_&quot;;[.B126])" office:value-type="string" office:string-value="39_79" calcext:value-type="string">
            <text:p>39_7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osco ceduo</text:p>
          </table:table-cell>
          <table:table-cell table:formula="of:=CONCATENATE([.A127];&quot;_&quot;;[.B127])" office:value-type="string" office:string-value="42_72" calcext:value-type="string">
            <text:p>42_7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osco ceduo</text:p>
          </table:table-cell>
          <table:table-cell table:formula="of:=CONCATENATE([.A128];&quot;_&quot;;[.B128])" office:value-type="string" office:string-value="42_81" calcext:value-type="string">
            <text:p>42_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rato</text:p>
          </table:table-cell>
          <table:table-cell table:formula="of:=CONCATENATE([.A129];&quot;_&quot;;[.B129])" office:value-type="string" office:string-value="43_80" calcext:value-type="string">
            <text:p>43_8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rato</text:p>
          </table:table-cell>
          <table:table-cell table:formula="of:=CONCATENATE([.A130];&quot;_&quot;;[.B130])" office:value-type="string" office:string-value="43_126" calcext:value-type="string">
            <text:p>43_1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rato</text:p>
          </table:table-cell>
          <table:table-cell table:formula="of:=CONCATENATE([.A131];&quot;_&quot;;[.B131])" office:value-type="string" office:string-value="43_173" calcext:value-type="string">
            <text:p>43_17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bosco ceduo</text:p>
          </table:table-cell>
          <table:table-cell table:formula="of:=CONCATENATE([.A132];&quot;_&quot;;[.B132])" office:value-type="string" office:string-value="43_301" calcext:value-type="string">
            <text:p>43_3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pascolo</text:p>
          </table:table-cell>
          <table:table-cell table:formula="of:=CONCATENATE([.A133];&quot;_&quot;;[.B133])" office:value-type="string" office:string-value="64_218" calcext:value-type="string">
            <text:p>64_2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pascolo</text:p>
          </table:table-cell>
          <table:table-cell table:formula="of:=CONCATENATE([.A134];&quot;_&quot;;[.B134])" office:value-type="string" office:string-value="64_225" calcext:value-type="string">
            <text:p>64_2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prato</text:p>
          </table:table-cell>
          <table:table-cell table:formula="of:=CONCATENATE([.A135];&quot;_&quot;;[.B135])" office:value-type="string" office:string-value="64_322" calcext:value-type="string">
            <text:p>64_3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prato</text:p>
          </table:table-cell>
          <table:table-cell table:formula="of:=CONCATENATE([.A136];&quot;_&quot;;[.B136])" office:value-type="string" office:string-value="64_327" calcext:value-type="string">
            <text:p>64_3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pascolo</text:p>
          </table:table-cell>
          <table:table-cell table:formula="of:=CONCATENATE([.A137];&quot;_&quot;;[.B137])" office:value-type="string" office:string-value="64_372" calcext:value-type="string">
            <text:p>64_3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pascolo</text:p>
          </table:table-cell>
          <table:table-cell table:formula="of:=CONCATENATE([.A138];&quot;_&quot;;[.B138])" office:value-type="string" office:string-value="64_418" calcext:value-type="string">
            <text:p>64_4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prato</text:p>
          </table:table-cell>
          <table:table-cell table:formula="of:=CONCATENATE([.A139];&quot;_&quot;;[.B139])" office:value-type="string" office:string-value="64_419" calcext:value-type="string">
            <text:p>64_419</text:p>
          </table:table-cell>
        </table:table-row>
      </table:table>
      <table:named-expressions/>
      <table:database-ranges>
        <table:database-range table:name="__Anonymous_Sheet_DB__0" table:target-range-address="Foglio1.A3:Foglio1.D139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mando Gaeta</meta:initial-creator>
    <meta:creation-date>2019-07-16T10:43:04.828000000</meta:creation-date>
    <dc:date>2019-07-16T11:41:17.029000000</dc:date>
    <dc:creator>Armando Gaeta</dc:creator>
    <meta:editing-duration>PT58M6S</meta:editing-duration>
    <meta:editing-cycles>25</meta:editing-cycles>
    <meta:generator>LibreOffice/5.0.0.5$Windows_x86 LibreOffice_project/1b1a90865e348b492231e1c451437d7a15bb262b</meta:generator>
    <meta:document-statistic meta:table-count="1" meta:cell-count="552" meta:object-count="0"/>
  </office:meta>
</office:document-meta>
</file>